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3.94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6.354cm" fo:min-width="7.62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9.402cm" fo:min-width="11.8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14.867cm"/>
      <style:paragraph-properties style:writing-mode="lr-tb"/>
    </style:style>
    <style:style style:name="P1" style:family="paragraph">
      <style:paragraph-properties fo:text-align="center"/>
      <style:text-properties style:font-name="Arial"/>
    </style:style>
    <style:style style:name="P2" style:family="paragraph">
      <loext:graphic-properties draw:fill="none"/>
      <style:paragraph-properties fo:text-align="center"/>
      <style:text-properties style:font-name="Arial"/>
    </style:style>
    <style:style style:name="P3" style:family="paragraph">
      <loext:graphic-properties draw:fill="none" draw:fill-color="#ffffff"/>
      <style:paragraph-properties fo:text-align="center"/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3.175cm" svg:x="12.684cm" svg:y="8.62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128cm" svg:height="6.604cm" svg:x="10.906cm" svg:y="6.588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382cm" svg:height="1.016cm" svg:x="10.779cm" svg:y="7.142cm">
          <draw:text-box>
            <text:p text:style-name="P1">Attitude toward robot</text:p>
          </draw:text-box>
        </draw:frame>
        <draw:custom-shape draw:style-name="gr4" draw:text-style-name="P2" draw:layer="layout" svg:width="12.319cm" svg:height="9.652cm" svg:x="8.874cm" svg:y="4.93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319cm" svg:height="1.673cm" svg:x="8.874cm" svg:y="5.218cm">
          <draw:text-box>
            <text:p text:style-name="P1">Attitude toward out-group member</text:p>
          </draw:text-box>
        </draw:frame>
        <draw:custom-shape draw:style-name="gr6" draw:text-style-name="P2" draw:layer="layout" svg:width="15.367cm" svg:height="12.7cm" svg:x="7.096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2.319cm" svg:height="1.673cm" svg:x="8.875cm" svg:y="3.519cm">
          <draw:text-box>
            <text:p text:style-name="P1">Attitude toward general out-grou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8T12:42:59.823299096</meta:creation-date>
    <dc:date>2020-04-28T13:19:06.649747692</dc:date>
    <meta:editing-duration>PT36M6S</meta:editing-duration>
    <meta:editing-cycles>2</meta:editing-cycles>
    <meta:generator>LibreOffice/6.3.5.2$Linux_X86_64 LibreOffice_project/30$Build-2</meta:generator>
    <meta:document-statistic meta:object-count="7"/>
  </office:meta>
</office:document-meta>
</file>